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k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93" calcext:value-type="float">
            <text:p>0.6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813" calcext:value-type="float">
            <text:p>0.8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194" calcext:value-type="float">
            <text:p>1.2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612" calcext:value-type="float">
            <text:p>1.6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1922" calcext:value-type="float">
            <text:p>2.1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8824" calcext:value-type="float">
            <text:p>2.8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655" calcext:value-type="float">
            <text:p>3.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16" calcext:value-type="float">
            <text:p>4.6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.4143" calcext:value-type="float">
            <text:p>5.4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.3567" calcext:value-type="float">
            <text:p>6.35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.2835" calcext:value-type="float">
            <text:p>7.28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9161" calcext:value-type="float">
            <text:p>7.9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3437" calcext:value-type="float">
            <text:p>9.3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09" calcext:value-type="float">
            <text:p>0.4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444" calcext:value-type="float">
            <text:p>0.6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653" calcext:value-type="float">
            <text:p>0.8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142" calcext:value-type="float">
            <text:p>1.1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3959" calcext:value-type="float">
            <text:p>1.3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7302" calcext:value-type="float">
            <text:p>1.7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1707" calcext:value-type="float">
            <text:p>2.17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5264" calcext:value-type="float">
            <text:p>2.5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0811" calcext:value-type="float">
            <text:p>3.08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4661" calcext:value-type="float">
            <text:p>3.4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964" calcext:value-type="float">
            <text:p>3.9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7211" calcext:value-type="float">
            <text:p>4.7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55" calcext:value-type="float">
            <text:p>0.18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709" calcext:value-type="float">
            <text:p>0.2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691" calcext:value-type="float">
            <text:p>0.46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889" calcext:value-type="float">
            <text:p>0.5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435" calcext:value-type="float">
            <text:p>0.74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467" calcext:value-type="float">
            <text:p>0.9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509" calcext:value-type="float">
            <text:p>1.1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3513" calcext:value-type="float">
            <text:p>1.3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5964" calcext:value-type="float">
            <text:p>1.59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818" calcext:value-type="float">
            <text:p>1.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1114" calcext:value-type="float">
            <text:p>2.1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4513" calcext:value-type="float">
            <text:p>2.4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314" calcext:value-type="float">
            <text:p>0.2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628" calcext:value-type="float">
            <text:p>0.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073" calcext:value-type="float">
            <text:p>0.507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6137" calcext:value-type="float">
            <text:p>0.6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7576" calcext:value-type="float">
            <text:p>0.7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529" calcext:value-type="float">
            <text:p>1.0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019" calcext:value-type="float">
            <text:p>1.3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4503" calcext:value-type="float">
            <text:p>1.4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9596" calcext:value-type="float">
            <text:p>1.9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2669" calcext:value-type="float">
            <text:p>0.26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834" calcext:value-type="float">
            <text:p>0.58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8779" calcext:value-type="float">
            <text:p>0.8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.0203" calcext:value-type="float">
            <text:p>1.0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.2274" calcext:value-type="float">
            <text:p>1.2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.5882" calcext:value-type="float">
            <text:p>1.5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7907" calcext:value-type="float">
            <text:p>1.7907</text:p>
          </table:table-cell>
        </table:table-row>
      </table:table>
      <table:table table:name="Pivot Table_4k_1" table:style-name="ta1">
        <table:shapes>
          <draw:frame draw:z-index="0" draw:style-name="gr1" draw:text-style-name="P1" svg:width="867.6pt" svg:height="455.27pt" svg:x="465.82pt" svg:y="0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3" table:default-cell-style-name="ce9"/>
        <table:table-column table:style-name="co3" table:number-columns-repeated="3" table:default-cell-style-name="ce15"/>
        <table:table-column table:style-name="co3" table:default-cell-style-name="ce19"/>
        <table:table-column table:style-name="co3" table:default-cell-style-name="ce25"/>
        <table:table-row table:style-name="ro1">
          <table:table-cell table:style-name="ce1" office:value-type="string" calcext:value-type="string">
            <text:p>Sum - s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0.6093" calcext:value-type="float">
            <text:p>0.6093</text:p>
          </table:table-cell>
          <table:table-cell table:style-name="ce14" office:value-type="float" office:value="0.3213" calcext:value-type="float">
            <text:p>0.3213</text:p>
          </table:table-cell>
          <table:table-cell table:style-name="ce14" office:value-type="float" office:value="0.1855" calcext:value-type="float">
            <text:p>0.1855</text:p>
          </table:table-cell>
          <table:table-cell table:style-name="ce14" office:value-type="float" office:value="0.1629" calcext:value-type="float">
            <text:p>0.1629</text:p>
          </table:table-cell>
          <table:table-cell table:style-name="ce18" office:value-type="float" office:value="0.1246" calcext:value-type="float">
            <text:p>0.1246</text:p>
          </table:table-cell>
          <table:table-cell table:style-name="ce24" office:value-type="float" office:value="1.4036" calcext:value-type="float">
            <text:p>1.4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01" calcext:value-type="float">
            <text:p>0.201</text:p>
          </table:table-cell>
          <table:table-cell office:value-type="float" office:value="2.0455" calcext:value-type="float">
            <text:p>2.0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94" calcext:value-type="float">
            <text:p>1.2194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2669" calcext:value-type="float">
            <text:p>0.2669</text:p>
          </table:table-cell>
          <table:table-cell office:value-type="float" office:value="2.8013" calcext:value-type="float">
            <text:p>2.8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3487" calcext:value-type="float">
            <text:p>0.3487</text:p>
          </table:table-cell>
          <table:table-cell office:value-type="float" office:value="3.7071" calcext:value-type="float">
            <text:p>3.7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922" calcext:value-type="float">
            <text:p>2.1922</text:p>
          </table:table-cell>
          <table:table-cell office:value-type="float" office:value="1.1142" calcext:value-type="float">
            <text:p>1.1142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474" calcext:value-type="float">
            <text:p>0.474</text:p>
          </table:table-cell>
          <table:table-cell office:value-type="float" office:value="4.8766" calcext:value-type="float">
            <text:p>4.8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824" calcext:value-type="float">
            <text:p>2.8824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5834" calcext:value-type="float">
            <text:p>0.5834</text:p>
          </table:table-cell>
          <table:table-cell office:value-type="float" office:value="6.2189" calcext:value-type="float">
            <text:p>6.2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55" calcext:value-type="float">
            <text:p>3.655</text:p>
          </table:table-cell>
          <table:table-cell office:value-type="float" office:value="1.7302" calcext:value-type="float">
            <text:p>1.7302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7071" calcext:value-type="float">
            <text:p>0.7071</text:p>
          </table:table-cell>
          <table:table-cell office:value-type="float" office:value="7.7966" calcext:value-type="float">
            <text:p>7.7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816" calcext:value-type="float">
            <text:p>4.6816</text:p>
          </table:table-cell>
          <table:table-cell office:value-type="float" office:value="2.1707" calcext:value-type="float">
            <text:p>2.1707</text:p>
          </table:table-cell>
          <table:table-cell office:value-type="float" office:value="1.1509" calcext:value-type="float">
            <text:p>1.1509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8779" calcext:value-type="float">
            <text:p>0.8779</text:p>
          </table:table-cell>
          <table:table-cell office:value-type="float" office:value="9.8232" calcext:value-type="float">
            <text:p>9.82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143" calcext:value-type="float">
            <text:p>5.4143</text:p>
          </table:table-cell>
          <table:table-cell office:value-type="float" office:value="2.5264" calcext:value-type="float">
            <text:p>2.5264</text:p>
          </table:table-cell>
          <table:table-cell office:value-type="float" office:value="1.3513" calcext:value-type="float">
            <text:p>1.3513</text:p>
          </table:table-cell>
          <table:table-cell office:value-type="float" office:value="1.0529" calcext:value-type="float">
            <text:p>1.0529</text:p>
          </table:table-cell>
          <table:table-cell office:value-type="float" office:value="1.0203" calcext:value-type="float">
            <text:p>1.0203</text:p>
          </table:table-cell>
          <table:table-cell office:value-type="float" office:value="11.3652" calcext:value-type="float">
            <text:p>11.3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567" calcext:value-type="float">
            <text:p>6.3567</text:p>
          </table:table-cell>
          <table:table-cell office:value-type="float" office:value="3.0811" calcext:value-type="float">
            <text:p>3.0811</text:p>
          </table:table-cell>
          <table:table-cell office:value-type="float" office:value="1.5964" calcext:value-type="float">
            <text:p>1.5964</text:p>
          </table:table-cell>
          <table:table-cell office:value-type="float" office:value="1.3019" calcext:value-type="float">
            <text:p>1.3019</text:p>
          </table:table-cell>
          <table:table-cell office:value-type="float" office:value="1.2274" calcext:value-type="float">
            <text:p>1.2274</text:p>
          </table:table-cell>
          <table:table-cell office:value-type="float" office:value="13.5635" calcext:value-type="float">
            <text:p>13.5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835" calcext:value-type="float">
            <text:p>7.2835</text:p>
          </table:table-cell>
          <table:table-cell office:value-type="float" office:value="3.4661" calcext:value-type="float">
            <text:p>3.4661</text:p>
          </table:table-cell>
          <table:table-cell office:value-type="float" office:value="1.818" calcext:value-type="float">
            <text:p>1.818</text:p>
          </table:table-cell>
          <table:table-cell office:value-type="float" office:value="1.4503" calcext:value-type="float">
            <text:p>1.4503</text:p>
          </table:table-cell>
          <table:table-cell office:value-type="float" office:value="1.397" calcext:value-type="float">
            <text:p>1.397</text:p>
          </table:table-cell>
          <table:table-cell office:value-type="float" office:value="15.4149" calcext:value-type="float">
            <text:p>15.41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161" calcext:value-type="float">
            <text:p>7.9161</text:p>
          </table:table-cell>
          <table:table-cell office:value-type="float" office:value="3.964" calcext:value-type="float">
            <text:p>3.964</text:p>
          </table:table-cell>
          <table:table-cell office:value-type="float" office:value="2.1114" calcext:value-type="float">
            <text:p>2.1114</text:p>
          </table:table-cell>
          <table:table-cell office:value-type="float" office:value="1.708" calcext:value-type="float">
            <text:p>1.708</text:p>
          </table:table-cell>
          <table:table-cell office:value-type="float" office:value="1.5882" calcext:value-type="float">
            <text:p>1.5882</text:p>
          </table:table-cell>
          <table:table-cell office:value-type="float" office:value="17.2877" calcext:value-type="float">
            <text:p>17.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9.3437" calcext:value-type="float">
            <text:p>9.3437</text:p>
          </table:table-cell>
          <table:table-cell table:style-name="ce16" office:value-type="float" office:value="4.7211" calcext:value-type="float">
            <text:p>4.7211</text:p>
          </table:table-cell>
          <table:table-cell table:style-name="ce16" office:value-type="float" office:value="2.4513" calcext:value-type="float">
            <text:p>2.4513</text:p>
          </table:table-cell>
          <table:table-cell table:style-name="ce16" office:value-type="float" office:value="1.9596" calcext:value-type="float">
            <text:p>1.9596</text:p>
          </table:table-cell>
          <table:table-cell table:style-name="ce20" office:value-type="float" office:value="1.7907" calcext:value-type="float">
            <text:p>1.7907</text:p>
          </table:table-cell>
          <table:table-cell table:style-name="ce26" office:value-type="float" office:value="20.2664" calcext:value-type="float">
            <text:p>20.2664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4.0967" calcext:value-type="float">
            <text:p>54.0967</text:p>
          </table:table-cell>
          <table:table-cell table:style-name="ce17" office:value-type="float" office:value="26.4616" calcext:value-type="float">
            <text:p>26.4616</text:p>
          </table:table-cell>
          <table:table-cell table:style-name="ce17" office:value-type="float" office:value="14.0553" calcext:value-type="float">
            <text:p>14.0553</text:p>
          </table:table-cell>
          <table:table-cell table:style-name="ce17" office:value-type="float" office:value="11.3497" calcext:value-type="float">
            <text:p>11.3497</text:p>
          </table:table-cell>
          <table:table-cell table:style-name="ce21" office:value-type="float" office:value="10.6072" calcext:value-type="float">
            <text:p>10.6072</text:p>
          </table:table-cell>
          <table:table-cell table:style-name="ce27" office:value-type="float" office:value="116.5705" calcext:value-type="float">
            <text:p>116.5705</text:p>
          </table:table-cell>
        </table:table-row>
      </table:table>
      <table:named-expressions/>
      <table:data-pilot-tables>
        <table:data-pilot-table table:name="DataPilot1" table:application-data="" table:target-range-address="'Pivot Table_4k_1'.A1:'Pivot Table_4k_1'.G16" table:buttons="'Pivot Table_4k_1'.A2 'Pivot Table_4k_1'.B1" table:show-filter-button="false" table:drill-down-on-double-click="false">
          <table:source-cell-range table:cell-range-address="4k.A1:4k.C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" table:orientation="data" table:used-hierarchy="0" table:function="sum">
            <table:data-pilot-level table:show-empty="false" calcext:repeat-item-labels="false">
              <table:data-pilot-members>
                <table:data-pilot-member table:name="0.1246" table:display="true" table:show-details="true"/>
                <table:data-pilot-member table:name="0.1629" table:display="true" table:show-details="true"/>
                <table:data-pilot-member table:name="0.1855" table:display="true" table:show-details="true"/>
                <table:data-pilot-member table:name="0.201" table:display="true" table:show-details="true"/>
                <table:data-pilot-member table:name="0.2314" table:display="true" table:show-details="true"/>
                <table:data-pilot-member table:name="0.2669" table:display="true" table:show-details="true"/>
                <table:data-pilot-member table:name="0.2709" table:display="true" table:show-details="true"/>
                <table:data-pilot-member table:name="0.2992" table:display="true" table:show-details="true"/>
                <table:data-pilot-member table:name="0.3213" table:display="true" table:show-details="true"/>
                <table:data-pilot-member table:name="0.3487" table:display="true" table:show-details="true"/>
                <table:data-pilot-member table:name="0.3628" table:display="true" table:show-details="true"/>
                <table:data-pilot-member table:name="0.3714" table:display="true" table:show-details="true"/>
                <table:data-pilot-member table:name="0.4609" table:display="true" table:show-details="true"/>
                <table:data-pilot-member table:name="0.4691" table:display="true" table:show-details="true"/>
                <table:data-pilot-member table:name="0.474" table:display="true" table:show-details="true"/>
                <table:data-pilot-member table:name="0.5073" table:display="true" table:show-details="true"/>
                <table:data-pilot-member table:name="0.5834" table:display="true" table:show-details="true"/>
                <table:data-pilot-member table:name="0.5889" table:display="true" table:show-details="true"/>
                <table:data-pilot-member table:name="0.6093" table:display="true" table:show-details="true"/>
                <table:data-pilot-member table:name="0.6137" table:display="true" table:show-details="true"/>
                <table:data-pilot-member table:name="0.6444" table:display="true" table:show-details="true"/>
                <table:data-pilot-member table:name="0.7071" table:display="true" table:show-details="true"/>
                <table:data-pilot-member table:name="0.7435" table:display="true" table:show-details="true"/>
                <table:data-pilot-member table:name="0.7576" table:display="true" table:show-details="true"/>
                <table:data-pilot-member table:name="0.8653" table:display="true" table:show-details="true"/>
                <table:data-pilot-member table:name="0.8779" table:display="true" table:show-details="true"/>
                <table:data-pilot-member table:name="0.8813" table:display="true" table:show-details="true"/>
                <table:data-pilot-member table:name="0.9421" table:display="true" table:show-details="true"/>
                <table:data-pilot-member table:name="0.9467" table:display="true" table:show-details="true"/>
                <table:data-pilot-member table:name="1.0203" table:display="true" table:show-details="true"/>
                <table:data-pilot-member table:name="1.0529" table:display="true" table:show-details="true"/>
                <table:data-pilot-member table:name="1.1142" table:display="true" table:show-details="true"/>
                <table:data-pilot-member table:name="1.1509" table:display="true" table:show-details="true"/>
                <table:data-pilot-member table:name="1.2194" table:display="true" table:show-details="true"/>
                <table:data-pilot-member table:name="1.2274" table:display="true" table:show-details="true"/>
                <table:data-pilot-member table:name="1.3019" table:display="true" table:show-details="true"/>
                <table:data-pilot-member table:name="1.3513" table:display="true" table:show-details="true"/>
                <table:data-pilot-member table:name="1.3959" table:display="true" table:show-details="true"/>
                <table:data-pilot-member table:name="1.397" table:display="true" table:show-details="true"/>
                <table:data-pilot-member table:name="1.4503" table:display="true" table:show-details="true"/>
                <table:data-pilot-member table:name="1.5882" table:display="true" table:show-details="true"/>
                <table:data-pilot-member table:name="1.5964" table:display="true" table:show-details="true"/>
                <table:data-pilot-member table:name="1.6612" table:display="true" table:show-details="true"/>
                <table:data-pilot-member table:name="1.708" table:display="true" table:show-details="true"/>
                <table:data-pilot-member table:name="1.7302" table:display="true" table:show-details="true"/>
                <table:data-pilot-member table:name="1.7907" table:display="true" table:show-details="true"/>
                <table:data-pilot-member table:name="1.818" table:display="true" table:show-details="true"/>
                <table:data-pilot-member table:name="1.9596" table:display="true" table:show-details="true"/>
                <table:data-pilot-member table:name="2.1114" table:display="true" table:show-details="true"/>
                <table:data-pilot-member table:name="2.1707" table:display="true" table:show-details="true"/>
                <table:data-pilot-member table:name="2.1922" table:display="true" table:show-details="true"/>
                <table:data-pilot-member table:name="2.4513" table:display="true" table:show-details="true"/>
                <table:data-pilot-member table:name="2.5264" table:display="true" table:show-details="true"/>
                <table:data-pilot-member table:name="2.8824" table:display="true" table:show-details="true"/>
                <table:data-pilot-member table:name="3.0811" table:display="true" table:show-details="true"/>
                <table:data-pilot-member table:name="3.4661" table:display="true" table:show-details="true"/>
                <table:data-pilot-member table:name="3.655" table:display="true" table:show-details="true"/>
                <table:data-pilot-member table:name="3.964" table:display="true" table:show-details="true"/>
                <table:data-pilot-member table:name="4.6816" table:display="true" table:show-details="true"/>
                <table:data-pilot-member table:name="4.7211" table:display="true" table:show-details="true"/>
                <table:data-pilot-member table:name="5.4143" table:display="true" table:show-details="true"/>
                <table:data-pilot-member table:name="6.3567" table:display="true" table:show-details="true"/>
                <table:data-pilot-member table:name="7.2835" table:display="true" table:show-details="true"/>
                <table:data-pilot-member table:name="7.9161" table:display="true" table:show-details="true"/>
                <table:data-pilot-member table:name="9.34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1:02:19.618865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1:05:50.063352710</dc:date>
    <meta:editing-duration>PT13M27S</meta:editing-duration>
    <meta:editing-cycles>3</meta:editing-cycles>
    <meta:generator>LibreOffice/6.1.4.2$Linux_X86_64 LibreOffice_project/9d0f32d1f0b509096fd65e0d4bec26ddd1938fd3</meta:generator>
    <meta:document-statistic meta:table-count="2" meta:cell-count="3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608cm" svg:height="16.062cm" xlink:href="." xlink:type="simple" chart:class="chart:line" chart:style-name="ch1">
        <chart:title svg:x="13.775cm" svg:y="0.456cm" chart:style-name="ch2">
          <text:p>Image blurring</text:p>
        </chart:title>
        <chart:subtitle svg:x="14.47cm" svg:y="1.568cm" chart:style-name="ch3">
          <text:p>4k image</text:p>
        </chart:subtitle>
        <chart:legend svg:x="25.161cm" svg:y="6.528cm" style:legend-expansion="custom" chartooo:width="1.516cm" chartooo:height="2.585cm" style:legend-expansion-aspect-ratio="0.586460348162476" chart:style-name="ch4"/>
        <chart:plot-area chart:style-name="ch5" chart:data-source-has-labels="both" svg:x="1.533cm" svg:y="2.561cm" svg:width="23.044cm" svg:height="11.3cm">
          <chartooo:coordinate-region svg:x="2.166cm" svg:y="2.76cm" svg:width="22.218cm" svg:height="10.455cm"/>
          <chart:axis chart:dimension="x" chart:name="primary-x" chart:style-name="ch6" chartooo:axis-type="auto">
            <chartooo:date-scale/>
            <chart:title svg:x="11.596cm" svg:y="14.183cm" chart:style-name="ch7">
              <text:p>Kernel smooth level</text:p>
            </chart:title>
            <chart:categories table:cell-range-address="local-table.$A$2:.$A$14"/>
            <chart:grid chart:style-name="ch8" chart:class="major"/>
          </chart:axis>
          <chart:axis chart:dimension="y" chart:name="primary-y" chart:style-name="ch9">
            <chart:title svg:x="0.364cm" svg:y="8.848cm" chart:style-name="ch10">
              <text:p>Time (s)</text:p>
            </chart:title>
            <chart:grid chart:style-name="ch8" chart:class="major"/>
          </chart:axis>
          <chart:series chart:style-name="ch11" chart:values-cell-range-address="local-table.$B$2:.$B$14" chart:label-cell-address="local-table.$B$1" chart:class="chart:line">
            <chart:data-point chart:repeated="13"/>
          </chart:series>
          <chart:series chart:style-name="ch12" chart:values-cell-range-address="local-table.$C$2:.$C$14" chart:label-cell-address="local-table.$C$1" chart:class="chart:line">
            <chart:data-point chart:repeated="13"/>
          </chart:series>
          <chart:series chart:style-name="ch13" chart:values-cell-range-address="local-table.$D$2:.$D$14" chart:label-cell-address="local-table.$D$1" chart:class="chart:line">
            <chart:data-point chart:repeated="13"/>
          </chart:series>
          <chart:series chart:style-name="ch14" chart:values-cell-range-address="local-table.$E$2:.$E$14" chart:label-cell-address="local-table.$E$1" chart:class="chart:line">
            <chart:data-point chart:repeated="13"/>
          </chart:series>
          <chart:series chart:style-name="ch15" chart:values-cell-range-address="local-table.$F$2:.$F$14" chart:label-cell-address="local-table.$F$1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0.6093">
                <text:p>0.6093</text:p>
              </table:table-cell>
              <table:table-cell office:value-type="float" office:value="0.3213">
                <text:p>0.3213</text:p>
              </table:table-cell>
              <table:table-cell office:value-type="float" office:value="0.1855">
                <text:p>0.1855</text:p>
              </table:table-cell>
              <table:table-cell office:value-type="float" office:value="0.1629">
                <text:p>0.1629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13">
                <text:p>0.8813</text:p>
              </table:table-cell>
              <table:table-cell office:value-type="float" office:value="0.4609">
                <text:p>0.4609</text:p>
              </table:table-cell>
              <table:table-cell office:value-type="float" office:value="0.2709">
                <text:p>0.2709</text:p>
              </table:table-cell>
              <table:table-cell office:value-type="float" office:value="0.2314">
                <text:p>0.231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94">
                <text:p>1.2194</text:p>
              </table:table-cell>
              <table:table-cell office:value-type="float" office:value="0.6444">
                <text:p>0.6444</text:p>
              </table:table-cell>
              <table:table-cell office:value-type="float" office:value="0.3714">
                <text:p>0.3714</text:p>
              </table:table-cell>
              <table:table-cell office:value-type="float" office:value="0.2992">
                <text:p>0.2992</text:p>
              </table:table-cell>
              <table:table-cell office:value-type="float" office:value="0.2669">
                <text:p>0.2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612">
                <text:p>1.6612</text:p>
              </table:table-cell>
              <table:table-cell office:value-type="float" office:value="0.8653">
                <text:p>0.8653</text:p>
              </table:table-cell>
              <table:table-cell office:value-type="float" office:value="0.4691">
                <text:p>0.4691</text:p>
              </table:table-cell>
              <table:table-cell office:value-type="float" office:value="0.3628">
                <text:p>0.3628</text:p>
              </table:table-cell>
              <table:table-cell office:value-type="float" office:value="0.3487">
                <text:p>0.3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922">
                <text:p>2.1922</text:p>
              </table:table-cell>
              <table:table-cell office:value-type="float" office:value="1.1142">
                <text:p>1.1142</text:p>
              </table:table-cell>
              <table:table-cell office:value-type="float" office:value="0.5889">
                <text:p>0.5889</text:p>
              </table:table-cell>
              <table:table-cell office:value-type="float" office:value="0.5073">
                <text:p>0.5073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824">
                <text:p>2.8824</text:p>
              </table:table-cell>
              <table:table-cell office:value-type="float" office:value="1.3959">
                <text:p>1.3959</text:p>
              </table:table-cell>
              <table:table-cell office:value-type="float" office:value="0.7435">
                <text:p>0.7435</text:p>
              </table:table-cell>
              <table:table-cell office:value-type="float" office:value="0.6137">
                <text:p>0.6137</text:p>
              </table:table-cell>
              <table:table-cell office:value-type="float" office:value="0.5834">
                <text:p>0.5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55">
                <text:p>3.655</text:p>
              </table:table-cell>
              <table:table-cell office:value-type="float" office:value="1.7302">
                <text:p>1.7302</text:p>
              </table:table-cell>
              <table:table-cell office:value-type="float" office:value="0.9467">
                <text:p>0.9467</text:p>
              </table:table-cell>
              <table:table-cell office:value-type="float" office:value="0.7576">
                <text:p>0.7576</text:p>
              </table:table-cell>
              <table:table-cell office:value-type="float" office:value="0.7071">
                <text:p>0.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816">
                <text:p>4.6816</text:p>
              </table:table-cell>
              <table:table-cell office:value-type="float" office:value="2.1707">
                <text:p>2.1707</text:p>
              </table:table-cell>
              <table:table-cell office:value-type="float" office:value="1.1509">
                <text:p>1.1509</text:p>
              </table:table-cell>
              <table:table-cell office:value-type="float" office:value="0.9421">
                <text:p>0.9421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143">
                <text:p>5.4143</text:p>
              </table:table-cell>
              <table:table-cell office:value-type="float" office:value="2.5264">
                <text:p>2.5264</text:p>
              </table:table-cell>
              <table:table-cell office:value-type="float" office:value="1.3513">
                <text:p>1.3513</text:p>
              </table:table-cell>
              <table:table-cell office:value-type="float" office:value="1.0529">
                <text:p>1.0529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567">
                <text:p>6.3567</text:p>
              </table:table-cell>
              <table:table-cell office:value-type="float" office:value="3.0811">
                <text:p>3.0811</text:p>
              </table:table-cell>
              <table:table-cell office:value-type="float" office:value="1.5964">
                <text:p>1.5964</text:p>
              </table:table-cell>
              <table:table-cell office:value-type="float" office:value="1.3019">
                <text:p>1.3019</text:p>
              </table:table-cell>
              <table:table-cell office:value-type="float" office:value="1.2274">
                <text:p>1.2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835">
                <text:p>7.2835</text:p>
              </table:table-cell>
              <table:table-cell office:value-type="float" office:value="3.4661">
                <text:p>3.4661</text:p>
              </table:table-cell>
              <table:table-cell office:value-type="float" office:value="1.818">
                <text:p>1.818</text:p>
              </table:table-cell>
              <table:table-cell office:value-type="float" office:value="1.4503">
                <text:p>1.4503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161">
                <text:p>7.9161</text:p>
              </table:table-cell>
              <table:table-cell office:value-type="float" office:value="3.964">
                <text:p>3.964</text:p>
              </table:table-cell>
              <table:table-cell office:value-type="float" office:value="2.1114">
                <text:p>2.1114</text:p>
              </table:table-cell>
              <table:table-cell office:value-type="float" office:value="1.708">
                <text:p>1.708</text:p>
              </table:table-cell>
              <table:table-cell office:value-type="float" office:value="1.5882">
                <text:p>1.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437">
                <text:p>9.3437</text:p>
              </table:table-cell>
              <table:table-cell office:value-type="float" office:value="4.7211">
                <text:p>4.7211</text:p>
              </table:table-cell>
              <table:table-cell office:value-type="float" office:value="2.4513">
                <text:p>2.4513</text:p>
              </table:table-cell>
              <table:table-cell office:value-type="float" office:value="1.9596">
                <text:p>1.9596</text:p>
              </table:table-cell>
              <table:table-cell office:value-type="float" office:value="1.7907">
                <text:p>1.7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